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SHERMEN ON THE SEA (21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FISHERMEN ON THE SEA (21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disciples (21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ecision (21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JOHN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FISHERMEN ON THE SEA (21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FISHER OF MEN ON THE SHORE (21:4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3-twoColTx-Title-and-2-Column-Text" presentation:presentation-page-layout-name="Master1-PPL13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ISHER OF MEN ON THE SHORE (21:4-25)<text:s text:c="1"/></text:span><text:span text:style-name="a524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all (21:4-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mmand (21:6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tch (21:6b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mprehension (21: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coals (2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ount (2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communion (21:12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confessions (21:15-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-title-Title-Slide" presentation:presentation-page-layout-name="Master1-PPL1" draw:id="Slide-260">
        <draw:frame draw:id="id99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confessions (21:15-17):<text:s text:c="1"/></text:span><text:span text:style-name="a561" text:class-names=""/></text:p>
          </draw:text-box>
          <svg:title/>
          <svg:desc/>
        </draw:frame>
        <draw:frame draw:id="id100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Round one (21:15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Round one (21:15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Jesus (21:15a):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Peter (21:15b):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Jesus (21:15c)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confessions (21:15-17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Round one (21: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Round two (21:1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Round two (21:16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Jesus (21:1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eter (21:16b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 (21:16c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fessions (21:15-17):<text:s text:c="1"/></text:span><text:span text:style-name="a622" text:class-names=""/></text:p>
          </draw:text-box>
          <svg:title/>
          <svg:desc/>
        </draw:frame>
        <draw:frame draw:id="id108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Round one (21:15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Round two (21:16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Round three (21: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Round three (21:17)<text:s text:c="1"/></text:span><text:span text:style-name="a640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Jesus (21:17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Peter (21:17b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esus (21:17c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confessions (21:15-17):<text:s text:c="1"/></text:span><text:span text:style-name="a658" text:class-names=""/></text:p>
          </draw:text-box>
          <svg:title/>
          <svg:desc/>
        </draw:frame>
        <draw:frame draw:id="id112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Round one (21:1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Round two (21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ound three (21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3-twoColTx-Title-and-2-Column-Text" presentation:presentation-page-layout-name="Master1-PPL13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THE FISHER OF MEN ON THE SHORE (21:4-25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021in" svg:y="2in" svg:width="4.61632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all (21:4-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21:6a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atch (21:6b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prehension (2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oals (21:8-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unt (21:10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5" presentation:style-name="a725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communion (21:12-14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fessions (21:15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ross (21:18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concern (21:20-2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iding (21: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confusion (21:2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rmation (21:24-25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3" draw:style-name="a726" draw:master-page-name="Master1-Layout12-tx-Title-and-Text" presentation:presentation-page-layout-name="Master1-PPL12" draw:id="Slide-268">
        <draw:frame draw:id="id116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confirmation (21:24-25)<text:s text:c="1"/></text:span><text:span text:style-name="a728" text:class-names=""/></text:p>
          </draw:text-box>
          <svg:title/>
          <svg:desc/>
        </draw:frame>
        <draw:frame draw:id="id117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Concerning the witness for Jesus (21:24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Concerning the works by Jesus (21:2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4" draw:style-name="a741" draw:master-page-name="Master1-Layout13-twoColTx-Title-and-2-Column-Text" presentation:presentation-page-layout-name="Master1-PPL13" draw:id="Slide-269">
        <draw:frame draw:id="id118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FISHER OF MEN ON THE SHORE (21:4-25)<text:s text:c="1"/></text:span><text:span text:style-name="a743" text:class-names=""/></text:p>
          </draw:text-box>
          <svg:title/>
          <svg:desc/>
        </draw:frame>
        <draw:frame draw:id="id119" presentation:style-name="a767" draw:name="Text Placeholder 2" svg:x="1.38021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call (21:4-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command (21:6a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atch (21:6b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comprehension (21: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als (21:8-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count (21:10-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120" presentation:style-name="a792" draw:name="Text Placeholder 3" svg:x="6.16319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communion (21:12-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confessions (21:15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cross (21:18-1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oncern (21:20-21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hiding (21:22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onfusion (21:23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confirmation (21:24-25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5" draw:style-name="a793" draw:master-page-name="Master1-Layout12-tx-Title-and-Text" presentation:presentation-page-layout-name="Master1-PPL12" draw:id="Slide-270">
        <draw:frame draw:id="id12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JOHN 21</text:span><text:span text:style-name="a795" text:class-names=""/></text:p>
          </draw:text-box>
          <svg:title/>
          <svg:desc/>
        </draw:frame>
        <draw:frame draw:id="id12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THE FISHERMEN ON THE SEA (21:1-3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THE FISHER OF MEN ON THE SHORE (21:4-25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1</dc:title>
    <meta:initial-creator>David STRICKLAND</meta:initial-creator>
    <dc:creator>David STRICKLAND</dc:creator>
    <meta:creation-date>2020-02-22T17:34:07Z</meta:creation-date>
    <dc:date>2020-02-22T17:34:07Z</dc:date>
    <meta:template xlink:href="BibleStudy" xlink:type="simple"/>
    <meta:editing-cycles>1</meta:editing-cycles>
    <meta:editing-duration>PT0S</meta:editing-duration>
    <meta:document-statistic meta:paragraph-count="76" meta:word-count="469"/>
  </office:meta>
</office:document-meta>
</file>